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22A00000174C8023597.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language="de" fo:country="DE" officeooo:rsid="001440ec" officeooo:paragraph-rsid="001208e3"/>
    </style:style>
    <style:style style:name="P2" style:family="paragraph" style:parent-style-name="Standard">
      <style:paragraph-properties fo:text-align="justify" style:justify-single-word="false"/>
      <style:text-properties fo:language="de" fo:country="DE" officeooo:rsid="00158960" officeooo:paragraph-rsid="00246f41"/>
    </style:style>
    <style:style style:name="P3" style:family="paragraph" style:parent-style-name="Standard">
      <style:paragraph-properties fo:text-align="justify" style:justify-single-word="false"/>
      <style:text-properties fo:language="de" fo:country="DE" officeooo:rsid="001a1b1c" officeooo:paragraph-rsid="001a1b1c"/>
    </style:style>
    <style:style style:name="P4" style:family="paragraph" style:parent-style-name="Standard">
      <style:paragraph-properties fo:text-align="justify" style:justify-single-word="false"/>
      <style:text-properties fo:language="de" fo:country="DE" officeooo:rsid="00194bae" officeooo:paragraph-rsid="001208e3"/>
    </style:style>
    <style:style style:name="P5" style:family="paragraph" style:parent-style-name="Standard">
      <style:paragraph-properties fo:text-align="justify" style:justify-single-word="false"/>
      <style:text-properties fo:language="de" fo:country="DE" officeooo:rsid="002ab5af" officeooo:paragraph-rsid="002ab5af"/>
    </style:style>
    <style:style style:name="P6" style:family="paragraph" style:parent-style-name="Standard">
      <style:paragraph-properties fo:text-align="justify" style:justify-single-word="false"/>
      <style:text-properties fo:language="de" fo:country="DE" officeooo:rsid="002ab5af" officeooo:paragraph-rsid="002adaa9"/>
    </style:style>
    <style:style style:name="P7" style:family="paragraph" style:parent-style-name="Standard">
      <style:paragraph-properties fo:text-align="justify" style:justify-single-word="false"/>
      <style:text-properties fo:language="de" fo:country="DE" officeooo:rsid="002afcac" officeooo:paragraph-rsid="002afcac"/>
    </style:style>
    <style:style style:name="P8" style:family="paragraph" style:parent-style-name="Standard">
      <style:text-properties fo:language="de" fo:country="DE" officeooo:paragraph-rsid="002adaa9"/>
    </style:style>
    <style:style style:name="P9" style:family="paragraph" style:parent-style-name="Standard">
      <style:paragraph-properties fo:text-align="justify" style:justify-single-word="false"/>
      <style:text-properties fo:language="de" fo:country="DE" officeooo:rsid="002c2fc9" officeooo:paragraph-rsid="002c2fc9"/>
    </style:style>
    <style:style style:name="T1" style:family="text">
      <style:text-properties fo:font-style="italic" style:font-style-asian="italic" style:font-style-complex="italic"/>
    </style:style>
    <style:style style:name="T2" style:family="text">
      <style:text-properties officeooo:rsid="00158960"/>
    </style:style>
    <style:style style:name="T3" style:family="text">
      <style:text-properties officeooo:rsid="00175d63"/>
    </style:style>
    <style:style style:name="T4" style:family="text">
      <style:text-properties officeooo:rsid="001b2dc0"/>
    </style:style>
    <style:style style:name="T5" style:family="text">
      <style:text-properties officeooo:rsid="00238328"/>
    </style:style>
    <style:style style:name="T6" style:family="text">
      <style:text-properties officeooo:rsid="00246f41"/>
    </style:style>
    <style:style style:name="T7" style:family="text">
      <style:text-properties officeooo:rsid="002ab5af"/>
    </style:style>
    <style:style style:name="T8" style:family="text">
      <style:text-properties officeooo:rsid="002adaa9"/>
    </style:style>
    <style:style style:name="T9" style:family="text">
      <style:text-properties officeooo:rsid="002afcac"/>
    </style:style>
    <style:style style:name="T10" style:family="text">
      <style:text-properties officeooo:rsid="002dc05e"/>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reits 1941 stellte Jenny den Zusammenhang zwischen Bodenbildung und Klima, Relief, Organismen, Ausgangsmaterial und Zeit in seiner berühmten <text:span text:style-name="T1">clorpt</text:span>-Formel her <text:span text:style-name="T8">(Jenny, 1941)</text:span>. Dieses faktorielle Modell der Bodenentwicklung spielt beim „Digital Soil Mapping“, der „Erzeugung und Verteilung räumlicher Bodeninformation durch eine Verbindung von Feld- sowie Laborarbeit und räumlichen sowie nicht-räumlichen Inferenzsystemen“ (Lagacherie und McBratney, 2007), eine <text:span text:style-name="T6">herausragende</text:span> Rolle. <text:span text:style-name="T6">Später</text:span> wurde es <text:span text:style-name="T6">noch </text:span>um den Faktor Boden, also <text:span text:style-name="T2">etwa spezifische</text:span> Eigenschaften, sowie <text:span text:style-name="T2">um </text:span>eine explizite räumliche Komponente <text:span text:style-name="T2">zum</text:span> <text:span text:style-name="T1">scorpan</text:span>-Modell <text:span text:style-name="T2">(McBratney, 2003) erweitert. </text:span></text:p>
      <text:p text:style-name="P2"><draw:frame draw:style-name="fr1" draw:name="Image1" text:anchor-type="paragraph" svg:x="0.0693in" svg:y="4.1701in" svg:width="6.6929in" svg:height="4.4937in" draw:z-index="0"><draw:image xlink:href="Pictures/200000020000022A00000174C8023597.eps" xlink:type="simple" xlink:show="embed" xlink:actuate="onLoad"/></draw:frame><text:span text:style-name="T3">Ziel des </text:span>Projekt<text:span text:style-name="T3">s</text:span> “ReBo – <text:span text:style-name="T6">Reliefklassifizierung aus ALS Daten als Grundlage für die </text:span></text:p>
      <text:p text:style-name="P2"><text:span text:style-name="T6">Regionalisierung von Bodendaten”, gefördert durch die Autonome Provinz Bozen – Südtirol, war die Entwicklung einer Methodik zur flächenhaften Erfassung von Böden in Südtirol durch eine Kombination von Feldkartierung und Geoinformatik. Letztere soll vor Allem die Feldkartierung, welche weiterhin als unerlässlich anzusehen ist, erleichtern und unterstützen. Im Mittelpunkt dieses Konzepts stehen die bodenbildenden Faktoren Ausgangsmaterial und Relief. Geologische Karten, schon bedeutende Datengrundlagen für die Bodenkartierung, fehlt oft das notwendige Detail bezüglich Lockersedimente, welche oft generalisierend als Quartär angesprochen werden, jedoch für die Bodenbildung wichtiger als der geologische Aufbau des Untergrunds sind. Dank des Projekts CARG, der aktuellen geologischen Aufnahme von Italien, stehen jedoch nun Karten für Südtirol mit detaillierter Beschreibung der quartären Sedimente zur Verfügung. Ein wesentlicher Bestandteil des Projekts ReBo war daher die Untersuchung dieser Karten hinsichtlich deren <text:s/>Verwendung als Grundlage einer Bodenkarte, sowie deren weitere Unterteilung in bodenkundlich relevante Reliefeinheiten. Zur Abschätzung der Bodenvielfalt sowie zur Charakterisierung des bodenrelevanten Ausgangsmaterials, wurden auf den verschiedenen geologischen Einheiten mehrere Bodenprofile gegraben und beschrieben. Basierend auf ein für Südtirol flächendeckend vorhandenes digitales Geländemodell mit einer Rasterzellengröße von 2,5 m wurden einerseits Geländeparameter wie Neigung und Exposition berechnet, und andererseits Geländeformen bzw. Reliefeinheiten abgeleitet. Im Zuge dessen wurden auch eine Anzahl an automatisierten Geländeklassifikationsalgorithmen hinsichtlich deren Vergleichbarkeit mit der Einteilung des Geländes durch den Bodenkartierer untersucht (Gruber et al., eingereicht). Diese Informationen aus </text:span><text:soft-page-break/><text:span text:style-name="T6">der digitalen Reliefanalyse, sowie der Feldbodenkunde, wurden dann zu sogenannte Steckbriefen für die ausgangssubstratbasierten, primären Bodeneinheiten kombiniert. Als Geländeklassifizierung wurde das GRASS GIS Erweiterungsmodul „r.geomorphon“ (Jasciewicz und Stepinski, 2013) gewählt, welches auf sichtbaren Nachbarschaftssbeziehungen basiert, und infolgedessen Ähnlichkeiten mit der Standortswahrnehmung des Kartiers während der Feldarbeit aufweist. Die Steckbriefe geben auch Hinweise darauf, in welchen Gebieten große Bodenvielfalt aufgrund der Variabilität des bodenbildenden Ausgangsmaterials (durch die mineralogische Zusammensetzung bzw. der Verzahnung mit anderen geologischen Einheiten), sowie des Geländes (auch kleinräumig), zu erwarten ist. <text:s/>Abbildung xxx zeigt den reliefanalytischen Teil der Steckbriefe zweier Einheiten im Überetsch, Südtirol, sowie die gutachterliche Bewertung bezüglich der Variabilität der Einheit. Der Informationsgehalt der Steckbriefe soll nun anhand dieser Beispiele demonstriert werden.</text:span></text:p>
      <text:p text:style-name="P3">So befinden sich etwa die „Böden aus Substraten der Permo-Känozoischen Sedimentabfolge – Dolomite“ großteils in steilem Gelände und der Reliefeinheit “slope”, und zu geringerem Anteil auf “hollow” und “spur”, welche Rillen und Rippen im Hang <text:span text:style-name="T7">repräsentieren</text:span>. Die an solchen Standorten <text:span text:style-name="T4">aufgrund der Neigung</text:span> zu erwart<text:span text:style-name="T4">ende geringe Bodenentwicklung, sowie die chemisch-mineralogische Homogenität und der geringe Lösungsrückstand des Dolomits als Ausgangsmaterial, spiegeln sich in dem Bodenkomplex aus carbonatischen Rohböden, Fels-Auflagehumusböden, sowie untergeordnet Rendzinen, wider. Die Böden aus Moränenablagerungen hingegen, welche mit 26% die flächenmäßig größte Einheit darstellen, weisen, sowohl von der Zusammensetzung des Ausgangsmaterials als auch von der Topographie her, eine weitaus größere Variabilität auf. In der Reliefeinheit „flat“ sowie schwach <text:s/>bis mäßig geneigten Hangzonen ,führt die silikatische, durch Fremdmaterial dominierte Moräne zu gut entwickelten Braunerden, welche aufgrund der sauren Verhältnisse auch podsoliert sein können. Hier können auch Verzahnungen mit des Etschtaler Vulkanits auftreten. In den steileren Hangeinheiten hingegen finden sich vermehrt carbonatische Klasten im Moränenmaterial, mehrheitlich eingetragen von den darüber liegenden Steilhängen, wodurch es zur Ausbildung eines Bodenkomplexes mit Carbonathaltiger Braunerde, Pararendzina und auch Kalklehmen kommt. </text:span></text:p>
      <text:p text:style-name="P4">Ziel dieser Bodeneinheitsbeschreibungen, <text:span text:style-name="T5">oder Steckbriefe,</text:span> ist es, die Vielfalt und Variabilität de<text:span text:style-name="T10">s</text:span> <text:span text:style-name="T5">Ausgangssubstrats</text:span> einerseits, und des damit verbundenen Geländes andererseits, <text:span text:style-name="T10">widerzuspiegeln.</text:span> <text:span text:style-name="T6">Dadurch soll bereits vorhandene Information, etwa aus detaillierten geologischen Aufnahmen sowie hochaufgelösten digitalen Geländemodellen, möglichst effizient und zielführend mit Informationen aus bodenkundlicher Feldarbeit kombiniert werden.</text:span> Dies soll vor Allem die Planung weiterer, detaillierter Bodenkartierungskampagnen erleichtern. <text:span text:style-name="T10">Dadurch soll etwa die zeit- und arbeitsaufwändige Feldarbeit auf jene Relief- und Substrateinheiten begrenzt werden für die noch wenig Bodeninformation vorhanden ist und weitere Profilaufnahmen von Vorteil wären. </text:span></text:p>
      <text:p text:style-name="P9"/>
      <text:p text:style-name="P5">Referenzen:</text:p>
      <text:p text:style-name="P7">Gruber, F.E., Baruck, J. and Geitner, C., submitted, Algorithms vs. surveyors: a comparison of automated landform delineations and surveyed topographic positions from soil mapping in an Alpine environment, Geoderma</text:p>
      <text:p text:style-name="P8">Jasiewicz, J. <text:span text:style-name="T9">and</text:span> Stepinski, T. F., 2013, Geomorphons — a pattern recognition approach to classification and mapping of landforms, Geomorphology, 182, 147 - 156 </text:p>
      <text:p text:style-name="P8">Jenny, H., 1941, Factors of Soil Formation - A System of Quantitative Pedology, Dover Publications, Inc. New York </text:p>
      <text:p text:style-name="P8">Lagacherie, P. <text:span text:style-name="T9">and</text:span> McBratney, 2006, A. P. Lagacherie, A. M. &amp; Voltz, M. (Eds.) Chapter 1 Spatial Soil Information Systems and Spatial Soil Inference Systems: Perspectives for Digital Soil Mapping Digital Soil Mapping An Introductory Perspective, Elsevier, 31, 3 - 22 </text:p>
      <text:p text:style-name="P6">McBratney, A. B., Mendonca Santos, M. M., and Minasny, B., 2003, On digital soil mapping, Geoderma, 117, 3 – 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2:11:02.211636616</meta:creation-date>
    <dc:date>2017-07-26T10:10:37.748066842</dc:date>
    <meta:editing-duration>PT14H44M27S</meta:editing-duration>
    <meta:editing-cycles>13</meta:editing-cycles>
    <meta:generator>LibreOffice/4.2.7.2$Linux_X86_64 LibreOffice_project/420m0$Build-2</meta:generator>
    <dc:creator>fabs </dc:creator>
    <meta:document-statistic meta:table-count="0" meta:image-count="1" meta:object-count="0" meta:page-count="2" meta:paragraph-count="11" meta:word-count="816" meta:character-count="6661" meta:non-whitespace-character-count="5841"/>
  </office:meta>
</office:document-meta>
</file>